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2cee0e"/>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c5c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ffff00"/>
    </style:style>
    <style:style style:name="T48"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11">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3.200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0.186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11">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11">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11">ہر ایک</text:span>؛ ہر ایک نقطہ، ایک ایک نقطہ، <text:span text:style-name="T11">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haust</text:p>
          </table:table-cell>
          <table:table-cell office:value-type="string" calcext:value-type="string">
            <text:p>خَرج</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11">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11">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31">محافظ پٹڑی</text:span>، <text:span text:style-name="T11">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11">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text:p>
          </table:table-cell>
          <table:table-cell office:value-type="string" calcext:value-type="string">
            <text:p>نام زد؛ حرف سے موسوم</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11">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11">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11">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11">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2">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11">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11">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31">پٹڑی</text:span>، <text:span text:style-name="T11">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11">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11">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11">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11">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8">مطلق حرارت</text:span>،<text:span text:style-name="T11">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11">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11">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31">ویڈیو</text:span>، <text:span text:style-name="T11">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537">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6: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18T19:39:05.356475970</dc:date>
    <meta:editing-duration>P120DT22H3M50S</meta:editing-duration>
    <meta:editing-cycles>5657</meta:editing-cycles>
    <meta:generator>LibreOffice/7.3.7.2$Linux_X86_64 LibreOffice_project/30$Build-2</meta:generator>
    <meta:document-statistic meta:table-count="3" meta:cell-count="846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